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6A967C49A82A1925.png" manifest:media-type="image/png"/>
  <manifest:file-entry manifest:full-path="Pictures/1000000100000100000001004A545B807E29FF1D.png" manifest:media-type="image/png"/>
  <manifest:file-entry manifest:full-path="Pictures/1000000000000171000000888C9E438B20D0D29E.png" manifest:media-type="image/png"/>
  <manifest:file-entry manifest:full-path="Pictures/1000000000000150000000BDC9D6FF50756ED6CD.png" manifest:media-type="image/png"/>
  <manifest:file-entry manifest:full-path="Pictures/100000010000006C0000006CD7EA4712442394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7cm" svg:stroke-color="#1a0000" draw:stroke-linejoin="round" svg:stroke-linecap="round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solid" draw:fill-color="#818181"/>
    </style:style>
    <style:style style:name="gr9" style:family="graphic" style:parent-style-name="standard">
      <style:graphic-properties draw:stroke="solid" svg:stroke-width="0.158cm" svg:stroke-color="#818181" draw:marker-start="Arrowheads_20_4" draw:stroke-linejoin="round" svg:stroke-linecap="round" draw:fill="none" fo:padding-top="0.079cm" fo:padding-bottom="0.079cm" fo:padding-left="0.079cm" fo:padding-right="0.079cm"/>
      <style:paragraph-properties style:writing-mode="lr-tb"/>
    </style:style>
    <style:style style:name="gr10" style:family="graphic" style:parent-style-name="standard">
      <style:graphic-properties draw:stroke="solid" svg:stroke-width="0.158cm" svg:stroke-color="#818181" draw:stroke-linejoin="round" svg:stroke-linecap="round" draw:fill="none" fo:padding-top="0.079cm" fo:padding-bottom="0.079cm" fo:padding-left="0.079cm" fo:padding-right="0.079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solid" svg:stroke-width="0.07cm" svg:stroke-color="#000000" draw:stroke-linejoin="round" svg:stroke-linecap="round" draw:fill="none" fo:padding-top="0.035cm" fo:padding-bottom="0.035cm" fo:padding-left="0.035cm" fo:padding-right="0.03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818181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T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5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74cm" svg:height="0.712cm" svg:x="3.92cm" svg:y="1.16cm">
          <draw:text-box>
            <text:p text:style-name="P1"><text:span text:style-name="T1">Architectuur</text:span></text:p>
          </draw:text-box>
        </draw:frame>
        <draw:frame draw:style-name="gr2" draw:text-style-name="P3" draw:layer="layout" svg:width="5.294cm" svg:height="0.475cm" svg:x="23.164cm" svg:y="1.468cm">
          <draw:text-box>
            <text:p text:style-name="P1"><text:span text:style-name="T2">Gregory Vervoort - 1210038</text:span></text:p>
          </draw:text-box>
        </draw:frame>
        <draw:frame draw:style-name="gr2" draw:text-style-name="P3" draw:layer="layout" svg:width="1.107cm" svg:height="0.475cm" svg:x="1.299cm" svg:y="7.053cm">
          <draw:text-box>
            <text:p text:style-name="P1"><text:span text:style-name="T3">Actor</text:span></text:p>
          </draw:text-box>
        </draw:frame>
        <draw:frame draw:style-name="gr2" draw:text-style-name="P3" draw:layer="layout" svg:width="1.158cm" svg:height="0.475cm" svg:x="22.417cm" svg:y="6.804cm">
          <draw:text-box>
            <text:p text:style-name="P1"><text:span text:style-name="T2">Async</text:span></text:p>
          </draw:text-box>
        </draw:frame>
        <draw:frame draw:style-name="gr2" draw:text-style-name="P3" draw:layer="layout" svg:width="1.153cm" svg:height="0.475cm" svg:x="22.417cm" svg:y="7.241cm">
          <draw:text-box>
            <text:p text:style-name="P1"><text:span text:style-name="T2">comm</text:span></text:p>
          </draw:text-box>
        </draw:frame>
        <draw:frame draw:style-name="gr2" draw:text-style-name="P3" draw:layer="layout" svg:width="0.946cm" svg:height="0.475cm" svg:x="15.806cm" svg:y="6.288cm">
          <draw:text-box>
            <text:p text:style-name="P1"><text:span text:style-name="T2">Sync</text:span></text:p>
          </draw:text-box>
        </draw:frame>
        <draw:path draw:style-name="gr3" draw:text-style-name="P4" draw:layer="layout" svg:width="2.508cm" svg:height="2.785cm" svg:x="18.599cm" svg:y="7.628cm" svg:viewBox="0 0 2509 2786" svg:d="M2337 107c350 294 150 1110-448 1820-597 711-1366 1048-1717 753-350-294-149-1111 449-1820 597-710 1366-1048 1716-753z">
          <text:p/>
        </draw:path>
        <draw:polygon draw:style-name="gr4" draw:text-style-name="P4" draw:layer="layout" svg:width="18.958cm" svg:height="11.797cm" svg:x="9.119cm" svg:y="2.773cm" svg:viewBox="0 0 18959 11798" draw:points="0,11798 18959,11798 18959,0 0,0">
          <text:p/>
        </draw:polygon>
        <draw:frame draw:style-name="gr2" draw:text-style-name="P3" draw:layer="layout" svg:width="1.153cm" svg:height="0.475cm" svg:x="15.7cm" svg:y="6.725cm">
          <draw:text-box>
            <text:p text:style-name="P1"><text:span text:style-name="T2">comm</text:span></text:p>
          </draw:text-box>
        </draw:frame>
        <draw:frame draw:style-name="gr5" draw:text-style-name="P5" draw:layer="layout" svg:width="1.712cm" svg:height="0.556cm" svg:x="14.164cm" svg:y="4.747cm">
          <draw:text-box>
            <text:p text:style-name="P1"><text:span text:style-name="T4">Product</text:span></text:p>
          </draw:text-box>
        </draw:frame>
        <draw:polygon draw:style-name="gr4" draw:text-style-name="P4" draw:layer="layout" svg:width="3.132cm" svg:height="1.828cm" svg:x="13.458cm" svg:y="4.36cm" svg:viewBox="0 0 3133 1829" draw:points="0,1829 3133,1829 3133,0 0,0">
          <text:p/>
        </draw:polygon>
        <draw:frame draw:style-name="gr5" draw:text-style-name="P5" draw:layer="layout" svg:width="1.657cm" svg:height="0.556cm" svg:x="14.192cm" svg:y="5.257cm">
          <draw:text-box>
            <text:p text:style-name="P1"><text:span text:style-name="T4">Service</text:span></text:p>
          </draw:text-box>
        </draw:frame>
        <draw:frame draw:style-name="gr5" draw:text-style-name="P5" draw:layer="layout" svg:width="0.828cm" svg:height="0.556cm" svg:x="23.264cm" svg:y="10.592cm">
          <draw:text-box>
            <text:p text:style-name="P1"><text:span text:style-name="T4">Log</text:span></text:p>
          </draw:text-box>
        </draw:frame>
        <draw:polygon draw:style-name="gr4" draw:text-style-name="P4" draw:layer="layout" svg:width="3.132cm" svg:height="1.828cm" svg:x="22.119cm" svg:y="10.206cm" svg:viewBox="0 0 3133 1829" draw:points="0,1829 3133,1829 3133,0 0,0">
          <text:p/>
        </draw:polygon>
        <draw:frame draw:style-name="gr5" draw:text-style-name="P5" draw:layer="layout" svg:width="1.657cm" svg:height="0.556cm" svg:x="22.853cm" svg:y="11.102cm">
          <draw:text-box>
            <text:p text:style-name="P1"><text:span text:style-name="T4">Service</text:span></text:p>
          </draw:text-box>
        </draw:frame>
        <draw:frame draw:style-name="gr5" draw:text-style-name="P5" draw:layer="layout" svg:width="1.433cm" svg:height="0.556cm" svg:x="17.091cm" svg:y="15.364cm">
          <draw:text-box>
            <text:p text:style-name="P1"><text:span text:style-name="T4">Config</text:span></text:p>
          </draw:text-box>
        </draw:frame>
        <draw:polygon draw:style-name="gr4" draw:text-style-name="P4" draw:layer="layout" svg:width="3.132cm" svg:height="1.828cm" svg:x="16.248cm" svg:y="14.978cm" svg:viewBox="0 0 3133 1829" draw:points="0,1829 3133,1829 3133,0 0,0">
          <text:p/>
        </draw:polygon>
        <draw:frame draw:style-name="gr5" draw:text-style-name="P5" draw:layer="layout" svg:width="1.657cm" svg:height="0.556cm" svg:x="16.982cm" svg:y="15.875cm">
          <draw:text-box>
            <text:p text:style-name="P1"><text:span text:style-name="T4">Service</text:span></text:p>
          </draw:text-box>
        </draw:frame>
        <draw:frame draw:style-name="gr5" draw:text-style-name="P5" draw:layer="layout" svg:width="0.802cm" svg:height="0.556cm" svg:x="5.917cm" svg:y="7.852cm">
          <draw:text-box>
            <text:p text:style-name="P1"><text:span text:style-name="T4">API</text:span></text:p>
          </draw:text-box>
        </draw:frame>
        <draw:polygon draw:style-name="gr4" draw:text-style-name="P4" draw:layer="layout" svg:width="3.132cm" svg:height="1.828cm" svg:x="4.758cm" svg:y="7.466cm" svg:viewBox="0 0 3133 1829" draw:points="0,1829 3133,1829 3133,0 0,0">
          <text:p/>
        </draw:polygon>
        <draw:frame draw:style-name="gr5" draw:text-style-name="P5" draw:layer="layout" svg:width="1.958cm" svg:height="0.556cm" svg:x="5.341cm" svg:y="8.362cm">
          <draw:text-box>
            <text:p text:style-name="P1"><text:span text:style-name="T4">Gateway</text:span></text:p>
          </draw:text-box>
        </draw:frame>
        <draw:frame draw:style-name="gr5" draw:text-style-name="P5" draw:layer="layout" svg:width="1.797cm" svg:height="0.556cm" svg:x="5.256cm" svg:y="11.539cm">
          <draw:text-box>
            <text:p text:style-name="P1"><text:span text:style-name="T4">Auth via</text:span></text:p>
          </draw:text-box>
        </draw:frame>
        <draw:frame draw:style-name="gr5" draw:text-style-name="P5" draw:layer="layout" svg:width="1.289cm" svg:height="0.556cm" svg:x="5.508cm" svg:y="12.049cm">
          <draw:text-box>
            <text:p text:style-name="P1"><text:span text:style-name="T4">HTTP</text:span></text:p>
          </draw:text-box>
        </draw:frame>
        <draw:frame draw:style-name="gr5" draw:text-style-name="P5" draw:layer="layout" svg:width="1.543cm" svg:height="0.556cm" svg:x="5.38cm" svg:y="12.559cm">
          <draw:text-box>
            <text:p text:style-name="P1"><text:span text:style-name="T4">header</text:span></text:p>
          </draw:text-box>
        </draw:frame>
        <draw:polygon draw:style-name="gr4" draw:text-style-name="P4" draw:layer="layout" svg:width="3.132cm" svg:height="1.829cm" svg:x="4.571cm" svg:y="11.407cm" svg:viewBox="0 0 3133 1830" draw:points="0,1830 3133,1830 3133,0 0,0">
          <text:p/>
        </draw:polygon>
        <draw:frame draw:style-name="gr6" draw:text-style-name="P6" draw:layer="layout" svg:width="3.41cm" svg:height="0.395cm" svg:x="4.527cm" svg:y="13.431cm">
          <draw:text-box>
            <text:p text:style-name="P1"><text:span text:style-name="T5">(Basic Access Token)</text:span></text:p>
          </draw:text-box>
        </draw:frame>
        <draw:frame draw:style-name="gr5" draw:text-style-name="P5" draw:layer="layout" svg:width="1.573cm" svg:height="0.556cm" svg:x="13.088cm" svg:y="15.361cm">
          <draw:text-box>
            <text:p text:style-name="P1"><text:span text:style-name="T4">Eureka</text:span></text:p>
          </draw:text-box>
        </draw:frame>
        <draw:polygon draw:style-name="gr4" draw:text-style-name="P4" draw:layer="layout" svg:width="3.132cm" svg:height="1.828cm" svg:x="12.314cm" svg:y="14.975cm" svg:viewBox="0 0 3133 1829" draw:points="0,1829 3133,1829 3133,0 0,0">
          <text:p/>
        </draw:polygon>
        <draw:frame draw:style-name="gr5" draw:text-style-name="P5" draw:layer="layout" svg:width="1.657cm" svg:height="0.556cm" svg:x="13.047cm" svg:y="15.872cm">
          <draw:text-box>
            <text:p text:style-name="P1"><text:span text:style-name="T4">Service</text:span></text:p>
          </draw:text-box>
        </draw:frame>
        <draw:frame draw:style-name="gr5" draw:text-style-name="P5" draw:layer="layout" svg:width="1.158cm" svg:height="0.556cm" svg:x="14.411cm" svg:y="7.966cm">
          <draw:text-box>
            <text:p text:style-name="P1"><text:span text:style-name="T4">Shop</text:span></text:p>
          </draw:text-box>
        </draw:frame>
        <draw:polygon draw:style-name="gr4" draw:text-style-name="P4" draw:layer="layout" svg:width="3.132cm" svg:height="1.829cm" svg:x="13.458cm" svg:y="7.579cm" svg:viewBox="0 0 3133 1830" draw:points="0,1830 3133,1830 3133,0 0,0">
          <text:p/>
        </draw:polygon>
        <draw:frame draw:style-name="gr7" draw:text-style-name="P4" draw:layer="layout" svg:width="0.913cm" svg:height="0.913cm" svg:x="16.257cm" svg:y="3.957cm">
          <draw:image xlink:href="Pictures/100000010000006C0000006CD7EA4712442394B2.png" xlink:type="simple" xlink:show="embed" xlink:actuate="onLoad" draw:mime-type="image/png">
            <text:p/>
          </draw:image>
        </draw:frame>
        <draw:frame draw:style-name="gr7" draw:text-style-name="P4" draw:layer="layout" svg:width="0.913cm" svg:height="0.913cm" svg:x="16.203cm" svg:y="8.835cm">
          <draw:image xlink:href="Pictures/100000010000006C0000006CD7EA4712442394B2.png" xlink:type="simple" xlink:show="embed" xlink:actuate="onLoad" draw:mime-type="image/png">
            <text:p/>
          </draw:image>
        </draw:frame>
        <draw:frame draw:style-name="gr7" draw:text-style-name="P4" draw:layer="layout" svg:width="0.913cm" svg:height="0.913cm" svg:x="24.794cm" svg:y="9.749cm">
          <draw:image xlink:href="Pictures/100000010000006C0000006CD7EA4712442394B2.png" xlink:type="simple" xlink:show="embed" xlink:actuate="onLoad" draw:mime-type="image/png">
            <text:p/>
          </draw:image>
        </draw:frame>
        <draw:frame draw:style-name="gr7" draw:text-style-name="P4" draw:layer="layout" svg:width="0.913cm" svg:height="0.913cm" svg:x="14.989cm" svg:y="14.518cm">
          <draw:image xlink:href="Pictures/100000010000006C0000006CD7EA4712442394B2.png" xlink:type="simple" xlink:show="embed" xlink:actuate="onLoad" draw:mime-type="image/png">
            <text:p/>
          </draw:image>
        </draw:frame>
        <draw:frame draw:style-name="gr7" draw:text-style-name="P4" draw:layer="layout" svg:width="0.913cm" svg:height="0.913cm" svg:x="18.953cm" svg:y="14.518cm">
          <draw:image xlink:href="Pictures/100000010000006C0000006CD7EA4712442394B2.png" xlink:type="simple" xlink:show="embed" xlink:actuate="onLoad" draw:mime-type="image/png">
            <text:p/>
          </draw:image>
        </draw:frame>
        <draw:frame draw:style-name="gr7" draw:text-style-name="P4" draw:layer="layout" svg:width="2.843cm" svg:height="1.6cm" svg:x="21.787cm" svg:y="4.653cm">
          <draw:image xlink:href="Pictures/1000000000000150000000BDC9D6FF50756ED6CD.png" xlink:type="simple" xlink:show="embed" xlink:actuate="onLoad" draw:mime-type="image/png">
            <text:p/>
          </draw:image>
        </draw:frame>
        <draw:frame draw:style-name="gr7" draw:text-style-name="P4" draw:layer="layout" svg:width="3.123cm" svg:height="1.15cm" svg:x="19.833cm" svg:y="15.433cm">
          <draw:image xlink:href="Pictures/1000000000000171000000888C9E438B20D0D29E.png" xlink:type="simple" xlink:show="embed" xlink:actuate="onLoad" draw:mime-type="image/png">
            <text:p/>
          </draw:image>
        </draw:frame>
        <draw:path draw:style-name="gr8" draw:text-style-name="P7" draw:layer="layout" svg:width="0.512cm" svg:height="0.468cm" svg:x="20.502cm" svg:y="11.26cm" svg:viewBox="0 0 513 469" svg:d="M0 469l513-145-425-324c95 141 51 374-88 469z">
          <text:p/>
        </draw:path>
        <draw:path draw:style-name="gr9" draw:text-style-name="P4" draw:layer="layout" svg:width="12.697cm" svg:height="2.401cm" svg:x="8.322cm" svg:y="9.175cm" svg:viewBox="0 0 12698 2402" svg:d="M12698 2402c-2137-404-12698-2402-12698-2402">
          <text:p><text:s/></text:p>
        </draw:path>
        <draw:path draw:style-name="gr8" draw:text-style-name="P7" draw:layer="layout" svg:width="0.476cm" svg:height="0.476cm" svg:x="5.864cm" svg:y="10.72cm" svg:viewBox="0 0 477 477" svg:d="M0 0l239 477 238-477c-119 119-357 119-477 0z">
          <text:p/>
        </draw:path>
        <draw:line draw:style-name="gr10" draw:text-style-name="P4" draw:layer="layout" svg:x1="6.102cm" svg:y1="10.815cm" svg:x2="6.102cm" svg:y2="9.772cm">
          <text:p/>
        </draw:line>
        <draw:path draw:style-name="gr11" draw:text-style-name="P8" draw:layer="layout" svg:width="0.194cm" svg:height="0.238cm" svg:x="21.592cm" svg:y="6.253cm" svg:viewBox="0 0 195 239" svg:d="M187 239l8-239-195 137c73-22 166 29 187 102z">
          <text:p/>
        </draw:path>
        <draw:path draw:style-name="gr12" draw:text-style-name="P4" draw:layer="layout" svg:width="0.707cm" svg:height="1.303cm" svg:x="20.998cm" svg:y="6.402cm" svg:viewBox="0 0 708 1304" svg:d="M708 0c-202 370-708 1304-708 1304">
          <text:p/>
        </draw:path>
        <draw:path draw:style-name="gr8" draw:text-style-name="P7" draw:layer="layout" svg:width="0.476cm" svg:height="0.477cm" svg:x="15.088cm" svg:y="6.925cm" svg:viewBox="0 0 477 478" svg:d="M0 0l238 478 239-478c-120 119-358 119-477 0z">
          <text:p/>
        </draw:path>
        <draw:path draw:style-name="gr8" draw:text-style-name="P7" draw:layer="layout" svg:width="0.476cm" svg:height="0.476cm" svg:x="15.088cm" svg:y="6.384cm" svg:viewBox="0 0 477 477" svg:d="M0 477l238-477 239 477c-120-119-358-119-477 0z">
          <text:p/>
        </draw:path>
        <draw:line draw:style-name="gr10" draw:text-style-name="P4" draw:layer="layout" svg:x1="15.326cm" svg:y1="7.021cm" svg:x2="15.326cm" svg:y2="6.765cm">
          <text:p/>
        </draw:line>
        <draw:path draw:style-name="gr8" draw:text-style-name="P7" draw:layer="layout" svg:width="0.526cm" svg:height="0.472cm" svg:x="22.238cm" svg:y="9.277cm" svg:viewBox="0 0 527 473" svg:d="M0 386l527 87-246-473c26 166-113 359-281 386z">
          <text:p/>
        </draw:path>
        <draw:path draw:style-name="gr8" draw:text-style-name="P7" draw:layer="layout" svg:width="0.526cm" svg:height="0.472cm" svg:x="17.116cm" svg:y="5.661cm" svg:viewBox="0 0 527 473" svg:d="M246 473l-246-473 527 86c-168 27-307 221-281 387z">
          <text:p/>
        </draw:path>
        <draw:path draw:style-name="gr10" draw:text-style-name="P4" draw:layer="layout" svg:width="5.03cm" svg:height="3.641cm" svg:x="17.425cm" svg:y="5.884cm" svg:viewBox="0 0 5031 3642" svg:d="M5031 3642c-985-713-4045-2929-5031-3642">
          <text:p/>
        </draw:path>
        <draw:path draw:style-name="gr8" draw:text-style-name="P7" draw:layer="layout" svg:width="0.525cm" svg:height="0.455cm" svg:x="20.897cm" svg:y="10.038cm" svg:viewBox="0 0 526 456" svg:d="M0 456l526-88-387-368c79 149 9 377-139 456z">
          <text:p/>
        </draw:path>
        <draw:path draw:style-name="gr8" draw:text-style-name="P7" draw:layer="layout" svg:width="0.525cm" svg:height="0.455cm" svg:x="17.371cm" svg:y="9.075cm" svg:viewBox="0 0 526 456" svg:d="M386 456l-386-368 526-88c-149 79-218 307-140 456z">
          <text:p/>
        </draw:path>
        <draw:path draw:style-name="gr10" draw:text-style-name="P4" draw:layer="layout" svg:width="3.323cm" svg:height="1.02cm" svg:x="17.735cm" svg:y="9.274cm" svg:viewBox="0 0 3324 1021" svg:d="M3324 1021c-770-236-2553-785-3324-1021">
          <text:p/>
        </draw:path>
        <draw:frame draw:style-name="gr7" draw:text-style-name="P4" draw:layer="layout" svg:width="2.166cm" svg:height="2.166cm" svg:x="0.712cm" svg:y="7.929cm">
          <draw:image xlink:href="Pictures/1000000100000100000001004A545B807E29FF1D.png" xlink:type="simple" xlink:show="embed" xlink:actuate="onLoad" draw:mime-type="image/png">
            <text:p/>
          </draw:image>
        </draw:frame>
        <draw:polygon draw:style-name="gr3" draw:text-style-name="P4" draw:layer="layout" svg:width="24.473cm" svg:height="15.048cm" svg:x="3.919cm" svg:y="2.247cm" svg:viewBox="0 0 24474 15049" draw:points="0,15049 24474,15049 24474,0 0,0">
          <text:p/>
        </draw:polygon>
        <draw:frame draw:style-name="gr5" draw:text-style-name="P5" draw:layer="layout" svg:width="1.657cm" svg:height="0.556cm" svg:x="14.164cm" svg:y="8.476cm">
          <draw:text-box>
            <text:p text:style-name="P1"><text:span text:style-name="T4">Service</text:span></text:p>
          </draw:text-box>
        </draw:frame>
        <draw:path draw:style-name="gr8" draw:text-style-name="P7" draw:layer="layout" svg:width="0.512cm" svg:height="0.468cm" draw:transform="rotate (3.05432619099008) translate (8.58475122436761cm 9.46315830203868cm)" svg:viewBox="0 0 513 469" svg:d="M0 469l513-145-425-324c95 141 51 374-88 469z">
          <text:p/>
        </draw:path>
        <draw:path draw:style-name="gr8" draw:text-style-name="P7" draw:layer="layout" svg:width="0.525cm" svg:height="0.455cm" draw:transform="rotate (0.279252680319093) translate (12.157904432285cm 8.18370443704283cm)" svg:viewBox="0 0 526 456" svg:d="M0 456l526-88-387-368c79 149 9 377-139 456z">
          <text:p/>
        </draw:path>
        <draw:path draw:style-name="gr8" draw:text-style-name="P7" draw:layer="layout" svg:width="0.525cm" svg:height="0.455cm" draw:transform="rotate (0.279252680319093) translate (8.50305691875471cm 8.22990674046499cm)" svg:viewBox="0 0 526 456" svg:d="M386 456l-386-368 526-88c-149 79-218 307-140 456z">
          <text:p/>
        </draw:path>
        <draw:path draw:style-name="gr10" draw:text-style-name="P4" draw:layer="layout" svg:width="3.323cm" svg:height="1.02cm" draw:transform="rotate (0.279252680319093) translate (8.90780800988383cm 8.32086582043933cm)" svg:viewBox="0 0 3324 1021" svg:d="M3324 1021c-770-236-2553-785-3324-1021">
          <text:p/>
        </draw:path>
        <draw:path draw:style-name="gr8" draw:text-style-name="P7" draw:layer="layout" svg:width="0.525cm" svg:height="0.455cm" draw:transform="rotate (-2.42600766027212) translate (8.95829663630227cm 7.53939231010916cm)" svg:viewBox="0 0 526 456" svg:d="M0 456l526-88-387-368c79 149 9 377-139 456z">
          <text:p/>
        </draw:path>
        <draw:path draw:style-name="gr8" draw:text-style-name="P7" draw:layer="layout" svg:width="0.525cm" svg:height="0.455cm" draw:transform="rotate (-2.42600766027212) translate (12.2511874610856cm 5.95291349964315cm)" svg:viewBox="0 0 526 456" svg:d="M386 456l-386-368 526-88c-149 79-218 307-140 456z">
          <text:p/>
        </draw:path>
        <draw:path draw:style-name="gr10" draw:text-style-name="P4" draw:layer="layout" svg:width="3.323cm" svg:height="1.02cm" draw:transform="rotate (-2.42600766027212) translate (11.8459174271154cm 6.04153177973135cm)" svg:viewBox="0 0 3324 1021" svg:d="M3324 1021c-770-236-2553-785-3324-1021">
          <text:p/>
        </draw:path>
        <draw:frame draw:style-name="gr13" draw:text-style-name="P9" draw:layer="layout" svg:width="1.27cm" svg:height="1.27cm" svg:x="12.765cm" svg:y="8.402cm">
          <draw:image xlink:href="Pictures/1000000100000080000000806A967C49A82A1925.png" xlink:type="simple" xlink:show="embed" xlink:actuate="onLoad" draw:mime-type="image/png">
            <text:p/>
          </draw:image>
        </draw:frame>
        <draw:frame draw:style-name="gr13" draw:text-style-name="P9" draw:layer="layout" svg:width="1.27cm" svg:height="1.27cm" svg:x="12.765cm" svg:y="5.545cm">
          <draw:image xlink:href="Pictures/1000000100000080000000806A967C49A82A1925.png" xlink:type="simple" xlink:show="embed" xlink:actuate="onLoad" draw:mime-type="image/png">
            <text:p/>
          </draw:image>
        </draw:frame>
        <draw:frame draw:style-name="gr13" draw:text-style-name="P9" draw:layer="layout" svg:width="1.27cm" svg:height="1.27cm" svg:x="21.655cm" svg:y="11.26cm">
          <draw:image xlink:href="Pictures/1000000100000080000000806A967C49A82A192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0.7cm" fo:margin-right="1cm" fo:page-width="30.63cm" fo:page-height="18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31T16:44:53.195482704</dc:date>
    <meta:editing-duration>PT1H32M32S</meta:editing-duration>
    <meta:editing-cycles>1</meta:editing-cycles>
    <meta:document-statistic meta:object-count="66"/>
    <meta:generator>LibreOffice/7.4.7.2$Linux_X86_64 LibreOffice_project/40$Build-2</meta:generator>
  </office:meta>
</office:document-meta>
</file>